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solid" draw:stroke-dash="_32__20_Dots_20_1_20_Dash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5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6" style:family="graphic" style:parent-style-name="objectwithoutfill">
      <style:graphic-properties draw:stroke="dash" draw:stroke-dash="Fine_20_Dashed_20__28_var_29_" svg:stroke-width="0.076cm" svg:stroke-color="#ff0000" draw:marker-start-width="0.305cm" draw:marker-end="Arrow" draw:marker-end-width="0.229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899cm" svg:height="0.962cm" svg:x="2.449cm" svg:y="2.986cm">
          <draw:text-box>
            <text:p>x = 1</text:p>
          </draw:text-box>
        </draw:frame>
        <draw:frame draw:style-name="gr2" draw:layer="layout" svg:width="2.288cm" svg:height="0.962cm" svg:x="4.248cm" svg:y="5.245cm">
          <draw:text-box>
            <text:p>r1 = x;</text:p>
          </draw:text-box>
        </draw:frame>
        <draw:frame draw:style-name="gr2" draw:layer="layout" svg:width="1.899cm" svg:height="0.962cm" svg:x="0.954cm" svg:y="0.808cm">
          <draw:text-box>
            <text:p>x = 0</text:p>
          </draw:text-box>
        </draw:frame>
        <draw:line draw:style-name="gr3" draw:text-style-name="P1" draw:layer="layout" svg:x1="1.916cm" svg:y1="1.562cm" svg:x2="3.386cm" svg:y2="3.286cm">
          <text:p/>
        </draw:line>
        <draw:line draw:style-name="gr4" draw:text-style-name="P1" draw:layer="layout" svg:x1="3.778cm" svg:y1="3.824cm" svg:x2="5.248cm" svg:y2="5.548cm">
          <text:p/>
        </draw:line>
        <draw:frame draw:style-name="gr2" draw:text-style-name="P2" draw:layer="layout" svg:width="1.277cm" svg:height="0.962cm" svg:x="2.437cm" svg:y="1.589cm">
          <draw:text-box>
            <text:p><text:span text:style-name="T1">isc</text:span></text:p>
          </draw:text-box>
        </draw:frame>
        <draw:frame draw:style-name="gr2" draw:text-style-name="P2" draw:layer="layout" svg:width="1.277cm" svg:height="0.962cm" svg:x="4.302cm" svg:y="3.875cm">
          <draw:text-box>
            <text:p><text:span text:style-name="T2">isc</text:span></text:p>
          </draw:text-box>
        </draw:frame>
        <draw:path draw:style-name="gr5" draw:text-style-name="P1" draw:layer="layout" svg:width="4.082cm" svg:height="2.92cm" draw:transform="rotate (-1.5707963267949) translate (4.466cm 1.659cm)" svg:viewBox="0 0 4083 2921" svg:d="m0 2921c158 6 786-106 948-122 178-18 816-394 994-459 198-72 1215-638 1363-779s406-454 508-635c84-150 118-448 163-620l77-153 30-153v0">
          <text:p/>
        </draw:path>
        <draw:frame draw:style-name="gr2" draw:text-style-name="P2" draw:layer="layout" svg:width="0.891cm" svg:height="0.962cm" svg:x="1.125cm" svg:y="3.113cm">
          <draw:text-box>
            <text:p><text:span text:style-name="T1">rf</text:span></text:p>
          </draw:text-box>
        </draw:frame>
        <draw:path draw:style-name="gr6" draw:text-style-name="P1" draw:layer="layout" svg:width="2.62cm" svg:height="2.656cm" draw:transform="rotate (0.109432144100044) translate (4.166cm 3.392cm)" svg:viewBox="0 0 2621 2657" svg:d="m1890 2657c134 3 551-466 574-575 23-106 217-1154 139-1263-74-104-356-367-463-434-99-62-498-181-618-196-114-13-1522-189-1522-189">
          <text:p/>
        </draw:path>
        <draw:frame draw:style-name="gr2" draw:text-style-name="P2" draw:layer="layout" svg:width="1.277cm" svg:height="0.962cm" svg:x="5.64cm" svg:y="2.606cm">
          <draw:text-box>
            <text:p text:style-name="P2"><text:span text:style-name="T1">is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128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9T12:17:32</dc:date>
    <dc:creator>Peizhao Ou</dc:creator>
    <meta:editing-duration>PT47M2S</meta:editing-duration>
    <meta:editing-cycles>29</meta:editing-cycles>
    <meta:generator>LibreOffice/3.5$Linux_X86_64 LibreOffice_project/350m1$Build-2</meta:generator>
    <meta:document-statistic meta:object-count="11"/>
  </office:meta>
</office:document-meta>
</file>